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0325" officeooo:paragraph-rsid="001f0325" style:font-weight-asian="bold" style:font-weight-complex="bold"/>
    </style:style>
    <style:style style:name="P2" style:family="paragraph" style:parent-style-name="Standard">
      <style:text-properties fo:font-weight="bold" officeooo:rsid="0022a613" officeooo:paragraph-rsid="0022a613" style:font-weight-asian="bold" style:font-weight-complex="bold"/>
    </style:style>
    <style:style style:name="P3" style:family="paragraph" style:parent-style-name="Standard">
      <style:text-properties fo:font-weight="bold" officeooo:rsid="0024963d" officeooo:paragraph-rsid="0024963d" style:font-weight-asian="bold" style:font-weight-complex="bold"/>
    </style:style>
    <style:style style:name="P4" style:family="paragraph" style:parent-style-name="Standard">
      <style:text-properties fo:font-weight="normal" officeooo:rsid="001f0325" officeooo:paragraph-rsid="001f0325" style:font-weight-asian="normal" style:font-weight-complex="normal"/>
    </style:style>
    <style:style style:name="P5" style:family="paragraph" style:parent-style-name="Standard">
      <style:text-properties fo:font-weight="normal" officeooo:rsid="001fa4b5" officeooo:paragraph-rsid="001fa4b5" style:font-weight-asian="normal" style:font-weight-complex="normal"/>
    </style:style>
    <style:style style:name="P6" style:family="paragraph" style:parent-style-name="Standard">
      <style:text-properties fo:font-weight="normal" officeooo:rsid="0022a613" officeooo:paragraph-rsid="0022a613" style:font-weight-asian="normal" style:font-weight-complex="normal"/>
    </style:style>
    <style:style style:name="P7" style:family="paragraph" style:parent-style-name="Standard">
      <style:text-properties fo:font-weight="normal" officeooo:rsid="0024963d" officeooo:paragraph-rsid="0024963d" style:font-weight-asian="normal" style:font-weight-complex="normal"/>
    </style:style>
    <style:style style:name="P8" style:family="paragraph" style:parent-style-name="Standard">
      <style:text-properties fo:font-style="italic" fo:font-weight="normal" officeooo:rsid="0024963d" officeooo:paragraph-rsid="0024963d" style:font-style-asian="italic" style:font-weight-asian="normal" style:font-style-complex="italic" style:font-weight-complex="normal"/>
    </style:style>
    <style:style style:name="T1" style:family="text">
      <style:text-properties officeooo:rsid="00215b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96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ymorphism and interfaces</text:p>
      <text:p text:style-name="P4">interfaces establish a contract that says what object do, they haven’t a defined behavior, but impose the use of methods.</text:p>
      <text:p text:style-name="P5">Java uses late binding</text:p>
      <text:p text:style-name="P5">Relax coupling: polymorfpism consists in providing mechanisms that behave as rel<text:span text:style-name="T1">a</text:span>x coupling.</text:p>
      <text:p text:style-name="P5">The correct use of interfaces and polymorphism doesn’t interfere with POJO.</text:p>
      <text:p text:style-name="P2">Dependency injection</text:p>
      <text:p text:style-name="P6">it is a programming technique that provide the dependencies form <text:span text:style-name="T3">another object</text:span>.</text:p>
      <text:p text:style-name="P6"/>
      <text:p text:style-name="P6">Once of objective is avoid the recompiling of source code, because we must recompile all classes that use that class.</text:p>
      <text:p text:style-name="P6"><text:span text:style-name="T2">Classes = to be</text:span> </text:p>
      <text:p text:style-name="P2">Interfaces = do</text:p>
      <text:p text:style-name="P7">behavior must be managed by interfaces.</text:p>
      <text:p text:style-name="P7"/>
      <text:p text:style-name="P3">IoC (inversion of control)</text:p>
      <text:p text:style-name="P7">it is a programming principle.</text:p>
      <text:p text:style-name="P8">“Don’t call us, we’ll call you!”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08:59:08.506203406</meta:creation-date>
    <dc:date>2022-04-12T09:33:06.323816016</dc:date>
    <meta:editing-duration>PT23M45S</meta:editing-duration>
    <meta:editing-cycles>5</meta:editing-cycles>
    <meta:generator>LibreOffice/7.3.2.2$Linux_X86_64 LibreOffice_project/454130fadb9a820d3728b86ccb63c8f359d70528</meta:generator>
    <meta:document-statistic meta:table-count="0" meta:image-count="0" meta:object-count="0" meta:page-count="1" meta:paragraph-count="14" meta:word-count="112" meta:character-count="712" meta:non-whitespace-character-count="613"/>
  </office:meta>
</office:document-meta>
</file>